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chitectural Design-Issues and Goals for the Zazengine</text:p>
      <text:p text:style-name="Standard"/>
      <text:p text:style-name="Standard">The overal goal of this project is to develop an architecture for “parallel discrete realtime agent-based event simulation”. This kind of architecture allows the development of games, crowd-simulations,... and is completely different from standard GUI-based apps. These are user-input driven while these simulation apps run completely without user-inputs.</text:p>
      <text:p text:style-name="Standard"/>
      <text:p text:style-name="Standard">Event-simulation</text:p>
      <text:p text:style-name="Standard">The heart of the app is a powerful Event-system which allows the raising and distribution of events to different targets which react in different manner to events and raise new events.</text:p>
      <text:p text:style-name="Standard"/>
      <text:p text:style-name="Standard">Agent-based</text:p>
      <text:p text:style-name="Standard">The agents are the entities which raise events and react to events. Agents can for example be AI-controlled Entities. A User playing a game is just a special case.</text:p>
      <text:p text:style-name="Standard"/>
      <text:p text:style-name="Standard">Parallel</text:p>
      <text:p text:style-name="Standard">The architecture makes it possible to utilize multi-core machines by distributing workload between threads.</text:p>
      <text:p text:style-name="Standard"/>
      <text:p text:style-name="Standard">Discrete</text:p>
      <text:p text:style-name="Standard">The simulation is continuously updated in discrete time-step. The time needed for each update depends on the complexity of the simulation.</text:p>
      <text:p text:style-name="Standard"/>
      <text:p text:style-name="Standard">Realtime</text:p>
      <text:p text:style-name="Standard">The time needed for each update should so that the simulation can be updated 30-60 times a second.</text:p>
      <text:p text:style-name="Standard"/>
      <text:p text:style-name="Standard">Agent Object-Model</text:p>
      <text:p text:style-name="Standard">The Agent Object-Model is the heart of the architecture which ties everything together. Every Agent is defined through xml which defines its structure like properties and subsystem-parts and through scripts which defines its behaviour (which is in fact the handling and raising of events). It is also possible to specify a already implemented Agent-Class in C++ which will be instantiated to represent this agent. Within this Class some stuff could be already implemented to prevent cumbersome or impossible to implement in script stuff.</text:p>
      <text:p text:style-name="Standard">Every Agent can be part of multiple different subsystems (e.g. has a graphical representation through the grraphicsubsystem, a physical calculation through physicssubsystem and a audiooutput through audiosubsystem). These parts are accumulated in a subsystemsentity-composite.</text:p>
      <text:p text:style-name="Standard">Each Agent has an arbitrary amount of arbitrary properties (e.g. health, ammo,...), which are implemented through a powerful and flexible property-system. Properties can be inherited from other Agents, properties can also be added and remove during runtime. Each Agent can receive events and react on them. This is normally done through scripting: the EventSystem distributes an event to this agent and the event is delegated to script if scripthandlers are present.</text:p>
      <text:p text:style-name="Standard"/>
      <text:p text:style-name="Standard">Modularisation</text:p>
      <text:p text:style-name="Standard">- SubSystem, SubSystemEntity, Controler, parallel (data parallel)</text:p>
      <text:p text:style-name="Standard">The simulation is split into multiple subsystems like phyics, graphics, audio, animation,... SubSystems expose the instantiation of SubSystemEntities which are objects represnting data and functionality for this subsystem e.g. a graphicsubsystementity would hold descriptions about its appearance (model, transformation). Subsystems also must exchange data. This is done through the SubSystemEntities-Controler structure:</text:p>
      <text:p text:style-name="Standard">- each subsystementity can have controlers registered with it. these controlers allow for interchange of data between subsystementities through a generic interface. e.g. graphicsentity can have controlers which can modify: vertices, vertexindices, vertextnormals, ... most important: transformation for positional and rotational changes. an audioentity can have controler which can modify: position, velocity, the distance how far the sound can be heard...</text:p>
      <text:p text:style-name="Standard">- the adding/removing of controlers occurs in the ISubSystemEntity-Interface through add/removeControler( IControler* );</text:p>
      <text:p text:style-name="Standard">- the controler hast just one pure virtual method which allowes to query the type of the controler.</text:p>
      <text:p text:style-name="Standard">- for each controlertype a new interface should be introduced e.g. the renderer provides controler-interfaces like ITransformationControler. the AudioSystem provides IAudioSourceControler.</text:p>
      <text:p text:style-name="Standard">- during each synced step of the main-loop the subsystementity casts each controler based upon its exposed type to its interface and calls update on it and passes itself as argument.</text:p>
      <text:p text:style-name="Standard"/>
      <text:p text:style-name="Standard">It should be easy to exchange same types of subsystems e.g. when a game has physics support to make it easy to change to a different physicslibrary.</text:p>
      <text:p text:style-name="Standard"/>
      <text:p text:style-name="Standard">Runtime Object-Model</text:p>
      <text:p text:style-name="Standard">The runtime Object-Model is encapsulated within a abstract Class Object from which every Class inherits which must support one or more of the following features: RTTI, Streaming or Networking.</text:p>
      <text:p text:style-name="Standard">RTTI implements runtime-typeinformation which is sometimes necessary to overcome the generic interfaces when specific types are needed.</text:p>
      <text:p text:style-name="Standard">Streaming allows for dynamically loading of new objects into the simulation.</text:p>
      <text:p text:style-name="Standard">Networking allows the distribution of the simulation over network e.g. some objects or subsystems run on different machines.</text:p>
      <text:p text:style-name="Standard"/>
      <text:p text:style-name="Standard">Event-System</text:p>
      <text:p text:style-name="Standard">- Event-types, Dispatching</text:p>
      <text:p text:style-name="Standard"/>
      <text:p text:style-name="Standard">Core-System</text:p>
      <text:p text:style-name="Standard">- loading of SubSystems (libraries)</text:p>
      <text:p text:style-name="Standard"/>
      <text:p text:style-name="Standard">The main-loop does just four things during each iteration: dispatch the events accumulated from the previous iteration, call prepareProcess, process and finalizeProcess on each subsystem. Because the subsystems can work parallel in a thread three calls are necessary. It is not possible without an extreme synchronization overhead to let subsystem run all the time parallel in a thread and do synchronisation just when subsystem-external data or calls are done. Because of this it was decided that parallel processing just occurs in between the two calls process and finalizeProcess. prepareProcess is used to transfer data between subsystems. When process is called upon a async SubSystem it will release a semaphore upon the parallel worker thread is blocking and returns immediately without serious delay to the main-loop, processing will then occur within the thread. When process is called upon a synched subsystem it will to its work and block the main-loop until it has finished. After all subsystems got its process called, each subsystem got its finalizeProcess called. A async subsystem will tell its thread to stop looping (but not executing) and grab the semaphore and as soon the thread has went out of its inner loop and released the semaphore (upon the main-thread blocks) the main-thread will continue. A synched subsystem will probably do nothing during the call to finalizeProcess. As you can see, it is important to place async subsystems in the list bevore synched because they can start running while the synched subsystems are blocking the main-loop.</text:p>
      <text:p text:style-name="Standard">It is imporant that no call to other subsystem or update of subsystem-external data must occur within these two calls otherwise one would run into sync-problems except when there are no async subsystems.</text:p>
      <text:p text:style-name="Standard"/>
      <text:p text:style-name="Standard">Scripting</text:p>
      <text:p text:style-name="Standard">- binding of core- and subsystem-methods, event-handling, event-raising</text:p>
      <text:p text:style-name="Standard"/>
      <text:p text:style-name="Standard">Platform-Independent</text:p>
      <text:p text:style-name="Standard">- Abstraction/encapsulation of system-stuff like semaphores, threads, fileaccess,...</text:p>
      <text:p text:style-name="Standard"/>
      <text:p text:style-name="Standard"/>
      <text:p text:style-name="Standard">Proof-Of-Concept Project</text:p>
      <text:p text:style-name="Standard">Use this architecture to build a game/simulation with the following content:</text:p>
      <text:p text:style-name="Standard"/>
      <text:p text:style-name="Standard">As subsystems as much opensource or free available libraries are used, so the subsystems act just as a bridge to the library.</text:p>
      <text:p text:style-name="Standard"/>
      <text:p text:style-name="Standard">graphics: ogre3d</text:p>
      <text:p text:style-name="Standard">animations: ogre3d</text:p>
      <text:p text:style-name="Standard">audio: fmod</text:p>
      <text:p text:style-name="Standard">input: SDL</text:p>
      <text:p text:style-name="Standard">AI: http://www.ai4g.com/ http://ai4games.sourceforge.net/</text:p>
      <text:p text:style-name="Standard">physics: ode/bul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10-09-27T13:18:00</meta:creation-date>
    <dc:date>2010-09-27T13:18:35</dc:date>
    <dc:language>de-AT</dc:language>
    <meta:editing-cycles>2</meta:editing-cycles>
    <meta:editing-duration>PT38S</meta:editing-duration>
    <meta:user-defined meta:name="Info 1"/>
    <meta:user-defined meta:name="Info 2"/>
    <meta:user-defined meta:name="Info 3"/>
    <meta:user-defined meta:name="Info 4"/>
    <meta:document-statistic meta:table-count="0" meta:image-count="0" meta:object-count="0" meta:page-count="3" meta:paragraph-count="49" meta:word-count="1067" meta:character-count="7087"/>
  </office:meta>
</office:document-meta>
</file>